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e1e1" draw:textarea-horizontal-align="center" draw:textarea-vertical-align="middle"/>
    </style:style>
    <style:style style:name="gr2" style:family="graphic" style:parent-style-name="standard">
      <style:graphic-properties draw:fill-color="#ff808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03cm"/>
    </style:style>
    <style:style style:name="gr5" style:family="graphic" style:parent-style-name="standard">
      <style:graphic-properties draw:stroke="none" svg:stroke-color="#000000" draw:fill="none" draw:fill-color="#ffffff" fo:min-height="0.373cm"/>
    </style:style>
    <style:style style:name="gr6" style:family="graphic" style:parent-style-name="standard">
      <style:graphic-properties draw:fill-color="#aecf00" draw:textarea-horizontal-align="center" draw:textarea-vertical-align="middle"/>
    </style:style>
    <style:style style:name="gr7" style:family="graphic" style:parent-style-name="standard">
      <style:graphic-properties draw:fill-color="#ffff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2" draw:layer="layout" svg:width="2.052cm" svg:height="0.675cm" svg:x="9.038cm" svg:y="7.69cm">
          <text:p text:style-name="P1"><text:span text:style-name="T1">users</text:span></text:p>
        </draw:rect>
        <draw:rect draw:style-name="gr2" draw:text-style-name="P2" draw:id="id1" draw:layer="layout" svg:width="2.052cm" svg:height="0.675cm" svg:x="13.401cm" svg:y="7.69cm">
          <text:p text:style-name="P1"><text:span text:style-name="T1">User</text:span></text:p>
        </draw:rect>
        <draw:connector draw:style-name="gr3" draw:text-style-name="P2" draw:layer="layout" draw:type="line" svg:x1="13.401cm" svg:y1="8.027cm" svg:x2="11.09cm" svg:y2="8.027cm" draw:start-shape="id1" draw:end-shape="id2" draw:end-glue-point="1" svg:d="m13401 8027h-2311">
          <text:p text:style-name="P1"><text:span text:style-name="T1">Container for</text:span></text:p>
        </draw:connector>
        <draw:rect draw:style-name="gr1" draw:text-style-name="P2" draw:id="id4" draw:layer="layout" svg:width="2.052cm" svg:height="0.675cm" svg:x="9.045cm" svg:y="13.28cm">
          <text:p text:style-name="P1"><text:span text:style-name="T1">Schools</text:span></text:p>
        </draw:rect>
        <draw:rect draw:style-name="gr2" draw:text-style-name="P2" draw:id="id3" draw:layer="layout" svg:width="2.052cm" svg:height="0.675cm" svg:x="13.401cm" svg:y="13.28cm">
          <text:p text:style-name="P1"><text:span text:style-name="T1">School</text:span></text:p>
        </draw:rect>
        <draw:connector draw:style-name="gr3" draw:text-style-name="P2" draw:layer="layout" draw:type="line" svg:x1="13.401cm" svg:y1="13.617cm" svg:x2="11.097cm" svg:y2="13.617cm" draw:start-shape="id3" draw:end-shape="id4" draw:end-glue-point="1" svg:d="m13401 13617h-2304">
          <text:p text:style-name="P1"><text:span text:style-name="T1">Container for</text:span></text:p>
        </draw:connector>
        <draw:rect draw:style-name="gr3" draw:text-style-name="P2" draw:id="id5" draw:layer="layout" svg:width="2.052cm" svg:height="0.675cm" svg:x="11.154cm" svg:y="3.556cm">
          <text:p text:style-name="P1"><text:span text:style-name="T1">Session</text:span></text:p>
        </draw:rect>
        <draw:connector draw:style-name="gr3" draw:text-style-name="P2" draw:layer="layout" draw:type="line" svg:x1="14.427cm" svg:y1="7.69cm" svg:x2="12.18cm" svg:y2="4.231cm" draw:start-shape="id1" draw:start-glue-point="0" draw:end-shape="id5" draw:end-glue-point="2" svg:d="m14427 7690-2247-3459">
          <text:p text:style-name="P1"><text:span text:style-name="T1">Has a</text:span></text:p>
        </draw:connector>
        <draw:connector draw:style-name="gr3" draw:text-style-name="P2" draw:layer="layout" draw:type="line" svg:x1="10.064cm" svg:y1="7.69cm" svg:x2="12.18cm" svg:y2="4.231cm" draw:start-shape="id2" draw:start-glue-point="0" draw:end-shape="id5" draw:end-glue-point="2" svg:d="m10064 7690 2116-3459">
          <text:p text:style-name="P1"><text:span text:style-name="T1">Uses</text:span></text:p>
        </draw:connector>
        <draw:rect draw:style-name="gr3" draw:text-style-name="P2" draw:id="id6" draw:layer="layout" svg:width="2.052cm" svg:height="0.675cm" svg:x="5.302cm" svg:y="4.979cm">
          <text:p text:style-name="P1"><text:span text:style-name="T1">Registration</text:span></text:p>
        </draw:rect>
        <draw:connector draw:style-name="gr3" draw:text-style-name="P2" draw:layer="layout" draw:type="line" svg:x1="6.328cm" svg:y1="5.654cm" svg:x2="9.038cm" svg:y2="8.027cm" draw:start-shape="id6" draw:start-glue-point="2" draw:end-shape="id2" svg:d="m6328 5654 2710 2373">
          <text:p text:style-name="P1"><text:span text:style-name="T1">Adds to</text:span></text:p>
        </draw:connector>
        <draw:rect draw:style-name="gr1" draw:text-style-name="P2" draw:id="id7" draw:layer="layout" svg:width="2.052cm" svg:height="0.675cm" svg:x="5.786cm" svg:y="11.031cm">
          <text:p text:style-name="P1"><text:span text:style-name="T1">UserSchools</text:span></text:p>
        </draw:rect>
        <draw:connector draw:style-name="gr3" draw:text-style-name="P2" draw:layer="layout" draw:type="line" svg:x1="6.328cm" svg:y1="5.654cm" svg:x2="6.812cm" svg:y2="11.031cm" draw:start-shape="id6" draw:start-glue-point="2" draw:end-shape="id7" svg:d="m6328 5654 484 5377">
          <text:p text:style-name="P1"><text:span text:style-name="T1">Adds to</text:span></text:p>
        </draw:connector>
        <draw:connector draw:style-name="gr3" draw:text-style-name="P2" draw:layer="layout" draw:type="line" svg:x1="6.328cm" svg:y1="5.654cm" svg:x2="13.401cm" svg:y2="8.027cm" draw:start-shape="id6" draw:start-glue-point="2" draw:end-shape="id1" svg:d="m6328 5654 7073 2373">
          <text:p text:style-name="P1"><text:span text:style-name="T1">Has a</text:span></text:p>
        </draw:connector>
        <draw:rect draw:style-name="gr3" draw:text-style-name="P2" draw:id="id8" draw:layer="layout" svg:width="2.052cm" svg:height="0.675cm" svg:x="2.868cm" svg:y="11.069cm">
          <text:p text:style-name="P1"><text:span text:style-name="T1">Follows</text:span></text:p>
        </draw:rect>
        <draw:connector draw:style-name="gr3" draw:text-style-name="P2" draw:layer="layout" draw:type="line" svg:x1="6.328cm" svg:y1="5.654cm" svg:x2="3.894cm" svg:y2="11.069cm" draw:start-shape="id6" draw:start-glue-point="2" draw:end-shape="id8" draw:end-glue-point="0" svg:d="m6328 5654-2434 5415">
          <text:p text:style-name="P1"><text:span text:style-name="T1">Udates</text:span></text:p>
        </draw:connector>
        <draw:rect draw:style-name="gr1" draw:text-style-name="P2" draw:id="id10" draw:layer="layout" svg:width="2.052cm" svg:height="0.675cm" svg:x="9.045cm" svg:y="14.673cm">
          <text:p text:style-name="P1"><text:span text:style-name="T1">Messages</text:span></text:p>
        </draw:rect>
        <draw:rect draw:style-name="gr2" draw:text-style-name="P2" draw:id="id9" draw:layer="layout" svg:width="2.052cm" svg:height="0.675cm" svg:x="13.416cm" svg:y="14.673cm">
          <text:p text:style-name="P1"><text:span text:style-name="T1">Message</text:span></text:p>
        </draw:rect>
        <draw:connector draw:style-name="gr3" draw:text-style-name="P2" draw:layer="layout" draw:type="line" svg:x1="13.416cm" svg:y1="15.01cm" svg:x2="11.097cm" svg:y2="15.01cm" draw:start-shape="id9" draw:end-shape="id10" draw:end-glue-point="1" svg:d="m13416 15010h-2319">
          <text:p text:style-name="P1"><text:span text:style-name="T1">Container for</text:span></text:p>
        </draw:connector>
        <draw:connector draw:style-name="gr3" draw:text-style-name="P2" draw:layer="layout" draw:type="line" svg:x1="6.328cm" svg:y1="5.654cm" svg:x2="13.401cm" svg:y2="13.617cm" draw:start-shape="id6" draw:start-glue-point="2" draw:end-shape="id3" draw:end-glue-point="3" svg:d="m6328 5654 7073 7963">
          <text:p text:style-name="P1"><text:span text:style-name="T1">Has a</text:span></text:p>
        </draw:connector>
        <draw:connector draw:style-name="gr3" draw:text-style-name="P2" draw:layer="layout" draw:type="line" svg:x1="6.328cm" svg:y1="5.654cm" svg:x2="10.071cm" svg:y2="13.28cm" draw:start-shape="id6" draw:start-glue-point="2" draw:end-shape="id4" draw:end-glue-point="0" svg:d="m6328 5654 3743 7626">
          <text:p text:style-name="P1"><text:span text:style-name="T1">Uses</text:span></text:p>
        </draw:connector>
        <draw:connector draw:style-name="gr3" draw:text-style-name="P2" draw:layer="layout" draw:type="curve" svg:x1="15.468cm" svg:y1="15.01cm" svg:x2="15.453cm" svg:y2="8.027cm" draw:start-shape="id9" draw:start-glue-point="1" draw:end-shape="id1" svg:d="m15468 15010c751 0 759-6983-15-6983">
          <text:p text:style-name="P1"><text:span text:style-name="T1">Has a</text:span></text:p>
        </draw:connector>
        <draw:rect draw:style-name="gr1" draw:text-style-name="P2" draw:layer="layout" svg:width="0.496cm" svg:height="0.477cm" svg:x="16.692cm" svg:y="20.996cm">
          <text:p/>
        </draw:rect>
        <draw:frame draw:style-name="gr4" draw:text-style-name="P3" draw:layer="layout" svg:width="2.456cm" svg:height="0.564cm" svg:x="17.119cm" svg:y="20.952cm">
          <draw:text-box>
            <text:p text:style-name="P3"><text:span text:style-name="T1">Is a DataTable</text:span></text:p>
          </draw:text-box>
        </draw:frame>
        <draw:rect draw:style-name="gr2" draw:text-style-name="P2" draw:layer="layout" svg:width="0.496cm" svg:height="0.477cm" svg:x="16.693cm" svg:y="21.696cm">
          <text:p/>
        </draw:rect>
        <draw:frame draw:style-name="gr4" draw:text-style-name="P3" draw:layer="layout" svg:width="2.456cm" svg:height="0.564cm" svg:x="17.12cm" svg:y="21.652cm">
          <draw:text-box>
            <text:p text:style-name="P3"><text:span text:style-name="T1">Is a Record</text:span></text:p>
          </draw:text-box>
        </draw:frame>
        <draw:frame draw:style-name="gr5" draw:text-style-name="P4" draw:layer="layout" svg:width="13.728cm" svg:height="0.645cm" svg:x="3.922cm" svg:y="2.061cm">
          <draw:text-box>
            <text:p text:style-name="P4"><text:span text:style-name="T2">Stemsible Library Class Diagram </text:span><text:span text:style-name="T1">01/18/2016</text:span></text:p>
          </draw:text-box>
        </draw:frame>
        <draw:rect draw:style-name="gr6" draw:text-style-name="P2" draw:id="id13" draw:layer="layout" svg:width="2.052cm" svg:height="0.675cm" svg:x="2.345cm" svg:y="19.274cm">
          <text:p text:style-name="P1"><text:span text:style-name="T1">web.Main</text:span></text:p>
        </draw:rect>
        <draw:rect draw:style-name="gr6" draw:text-style-name="P2" draw:layer="layout" svg:width="0.496cm" svg:height="0.477cm" svg:x="16.694cm" svg:y="22.496cm">
          <text:p/>
        </draw:rect>
        <draw:frame draw:style-name="gr4" draw:text-style-name="P3" draw:layer="layout" svg:width="2.456cm" svg:height="0.564cm" svg:x="17.121cm" svg:y="22.452cm">
          <draw:text-box>
            <text:p text:style-name="P3"><text:span text:style-name="T1">Is a web.Base</text:span></text:p>
          </draw:text-box>
        </draw:frame>
        <draw:rect draw:style-name="gr1" draw:text-style-name="P2" draw:id="id12" draw:layer="layout" svg:width="2.052cm" svg:height="0.675cm" svg:x="9cm" svg:y="22.182cm">
          <text:p text:style-name="P1"><text:span text:style-name="T1">Messages</text:span></text:p>
        </draw:rect>
        <draw:rect draw:style-name="gr2" draw:text-style-name="P2" draw:id="id11" draw:layer="layout" svg:width="2.052cm" svg:height="0.675cm" svg:x="13.371cm" svg:y="22.182cm">
          <text:p text:style-name="P1"><text:span text:style-name="T1">Message</text:span></text:p>
        </draw:rect>
        <draw:connector draw:style-name="gr3" draw:text-style-name="P2" draw:layer="layout" draw:type="line" svg:x1="13.371cm" svg:y1="22.519cm" svg:x2="11.052cm" svg:y2="22.519cm" draw:start-shape="id11" draw:end-shape="id12" draw:end-glue-point="1" svg:d="m13371 22519h-2319">
          <text:p text:style-name="P1"><text:span text:style-name="T1">Container for</text:span></text:p>
        </draw:connector>
        <draw:connector draw:style-name="gr3" draw:text-style-name="P2" draw:layer="layout" draw:type="line" svg:x1="10.026cm" svg:y1="22.182cm" svg:x2="3.371cm" svg:y2="19.949cm" draw:start-shape="id12" draw:start-glue-point="0" draw:end-shape="id13" draw:end-glue-point="2" svg:d="m10026 22182-6655-2233">
          <text:p text:style-name="P1"><text:span text:style-name="T1">Uses</text:span></text:p>
        </draw:connector>
        <draw:connector draw:style-name="gr3" draw:text-style-name="P2" draw:layer="layout" draw:type="line" svg:x1="14.397cm" svg:y1="22.182cm" svg:x2="3.371cm" svg:y2="19.949cm" draw:start-shape="id11" draw:start-glue-point="0" draw:end-shape="id13" draw:end-glue-point="2" svg:d="m14397 22182-11026-2233">
          <text:p text:style-name="P1"><text:span text:style-name="T1">Creates, and</text:span></text:p>
          <text:p text:style-name="P1"><text:span text:style-name="T1">Has</text:span></text:p>
        </draw:connector>
        <draw:rect draw:style-name="gr7" draw:text-style-name="P2" draw:id="id14" draw:layer="layout" svg:width="2.052cm" svg:height="0.675cm" svg:x="2.337cm" svg:y="22.182cm">
          <text:p text:style-name="P1"><text:span text:style-name="T1">MessageLikes</text:span></text:p>
        </draw:rect>
        <draw:connector draw:style-name="gr3" draw:text-style-name="P2" draw:layer="layout" draw:type="line" svg:x1="3.363cm" svg:y1="22.182cm" svg:x2="3.371cm" svg:y2="19.949cm" draw:start-shape="id14" draw:start-glue-point="0" draw:end-shape="id13" draw:end-glue-point="2" svg:d="m3363 22182 8-2233">
          <text:p text:style-name="P1"><text:span text:style-name="T1">Uses</text:span></text:p>
        </draw:connector>
        <draw:rect draw:style-name="gr6" draw:text-style-name="P2" draw:id="id18" draw:layer="layout" svg:width="2.052cm" svg:height="0.675cm" svg:x="2.345cm" svg:y="15.675cm">
          <text:p text:style-name="P1"><text:span text:style-name="T1">web.Base</text:span></text:p>
        </draw:rect>
        <draw:rect draw:style-name="gr7" draw:text-style-name="P2" draw:id="id17" draw:layer="layout" svg:width="2.052cm" svg:height="0.675cm" svg:x="5.866cm" svg:y="16.868cm">
          <text:p text:style-name="P1"><text:span text:style-name="T1">Session</text:span></text:p>
        </draw:rect>
        <draw:rect draw:style-name="gr1" draw:text-style-name="P2" draw:id="id16" draw:layer="layout" svg:width="2.052cm" svg:height="0.675cm" svg:x="9cm" svg:y="18.081cm">
          <text:p text:style-name="P1"><text:span text:style-name="T1">users</text:span></text:p>
        </draw:rect>
        <draw:rect draw:style-name="gr2" draw:text-style-name="P2" draw:id="id15" draw:layer="layout" svg:width="2.052cm" svg:height="0.675cm" svg:x="13.363cm" svg:y="18.081cm">
          <text:p text:style-name="P1"><text:span text:style-name="T1">User</text:span></text:p>
        </draw:rect>
        <draw:connector draw:style-name="gr3" draw:text-style-name="P2" draw:layer="layout" draw:type="line" svg:x1="13.363cm" svg:y1="18.418cm" svg:x2="11.052cm" svg:y2="18.418cm" draw:start-shape="id15" draw:end-shape="id16" draw:end-glue-point="1" svg:d="m13363 18418h-2311">
          <text:p text:style-name="P1"><text:span text:style-name="T1">Container for</text:span></text:p>
        </draw:connector>
        <draw:connector draw:style-name="gr3" draw:text-style-name="P2" draw:layer="layout" draw:type="line" svg:x1="5.866cm" svg:y1="17.205cm" svg:x2="4.397cm" svg:y2="16.012cm" draw:start-shape="id17" draw:start-glue-point="3" draw:end-shape="id18" draw:end-glue-point="1" svg:d="m5866 17205-1469-1193">
          <text:p text:style-name="P1"><text:span text:style-name="T1">Has a</text:span></text:p>
        </draw:connector>
        <draw:connector draw:style-name="gr3" draw:text-style-name="P2" draw:layer="layout" draw:type="line" svg:x1="9cm" svg:y1="18.418cm" svg:x2="7.918cm" svg:y2="17.205cm" draw:start-shape="id16" draw:end-shape="id17" draw:end-glue-point="1" svg:d="m9000 18418-1082-1213">
          <text:p text:style-name="P1"><text:span text:style-name="T1">Uses</text:span></text:p>
        </draw:connector>
        <draw:connector draw:style-name="gr3" draw:text-style-name="P2" draw:layer="layout" draw:type="line" svg:x1="13.363cm" svg:y1="18.418cm" svg:x2="7.918cm" svg:y2="17.205cm" draw:start-shape="id15" draw:start-glue-point="3" draw:end-shape="id17" svg:d="m13363 18418-5445-1213">
          <text:p text:style-name="P1"><text:span text:style-name="T1">Has a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6-01-18T13:39:10</meta:creation-date>
    <dc:date>2016-01-18T14:49:32</dc:date>
    <dc:creator>David Link</dc:creator>
    <meta:editing-duration>PT01H10M22S</meta:editing-duration>
    <meta:editing-cycles>18</meta:editing-cycles>
    <meta:generator>OpenOffice.org/3.2$Unix OpenOffice.org_project/320m12$Build-9483</meta:generator>
    <meta:document-statistic meta:object-count="45"/>
  </office:meta>
</office:document-meta>
</file>